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7];[.F197];[.D197];[.G197];[.H197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8];[.F198];[.D198];[.G198];[.H198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5258916.9796776" calcext:value-type="float">
            <text:p>35,258,917</text:p>
          </table:table-cell>
          <table:table-cell table:style-name="ce11" table:formula="of:=[.V9]" office:value-type="float" office:value="1974326.992" calcext:value-type="float">
            <text:p>1,974,327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5552" calcext:value-type="float">
            <text:p>35552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09.043909333333" calcext:value-type="float">
            <text:p>109.0</text:p>
          </table:table-cell>
          <table:table-cell table:style-name="ce10" table:formula="of:=1.1%*(1+[.R16])/60" office:value-type="percentage" office:value="0.00306716666666667" calcext:value-type="percentage">
            <text:p>0.31%</text:p>
          </table:table-cell>
          <table:table-cell table:style-name="ce9" table:formula="of:=[.V2]*60" office:value-type="percentage" office:value="0.18403" calcext:value-type="percentage">
            <text:p>18.40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3: 465 - The Faen Valkyrie" calcext:value-type="string">
            <text:p>Class 3: 465 - The Faen Valkyrie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6.935" calcext:value-type="float">
            <text:p>46.935</text:p>
          </table:table-cell>
          <table:table-cell table:style-name="ce12" table:formula="of:=[.U10]" office:value-type="percentage" office:value="46.935" calcext:value-type="percentage">
            <text:p>4693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202.25" calcext:value-type="float">
            <text:p>8202.3</text:p>
          </table:table-cell>
          <table:table-cell/>
          <table:table-cell table:style-name="ce6"/>
          <table:table-cell table:style-name="ce6" table:formula="of:=[.U11]" office:value-type="float" office:value="20.11" calcext:value-type="float">
            <text:p>20.11</text:p>
          </table:table-cell>
          <table:table-cell table:style-name="ce12" table:formula="of:=[.U11]" office:value-type="percentage" office:value="20.11" calcext:value-type="percentage">
            <text:p>2011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9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1:.E201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06" calcext:value-type="float">
            <text:p>6.06</text:p>
          </table:table-cell>
          <table:table-cell table:style-name="ce12" table:formula="of:=[.U12]" office:value-type="percentage" office:value="6.06" calcext:value-type="percentage">
            <text:p>60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1.633242666667" calcext:value-type="float">
            <text:p>141.6</text:p>
          </table:table-cell>
          <table:table-cell table:style-name="ce10" table:formula="of:=1.1%*(1+[.R16]+500%)/60" office:value-type="percentage" office:value="0.00398383333333333" calcext:value-type="percentage">
            <text:p>0.40%</text:p>
          </table:table-cell>
          <table:table-cell table:style-name="ce9" table:formula="of:=[.V5]*60" office:value-type="percentage" office:value="0.23903" calcext:value-type="percentage">
            <text:p>23.90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4832.5" calcext:value-type="float">
            <text:p>24832.5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0787491.8096" calcext:value-type="float">
            <text:p>10787491.809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5258916.9796776" calcext:value-type="float">
            <text:p>35258916.9796776</text:p>
          </table:table-cell>
          <table:table-cell table:style-name="ce6" table:formula="of:=([.S11]+[.S12])/2" office:value-type="float" office:value="1974326.992" calcext:value-type="float">
            <text:p>1974326.99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6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59730342.1497552" calcext:value-type="float">
            <text:p>59730342.149755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6.935" calcext:value-type="percentage">
            <text:p>4693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7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668866402698" calcext:value-type="percentage">
            <text:p>98.2%</text:p>
          </table:table-cell>
          <table:table-cell table:formula="of:=1/(1-[.Q11])" office:value-type="float" office:value="54.552" calcext:value-type="float">
            <text:p>54.552</text:p>
          </table:table-cell>
          <table:table-cell table:formula="of:=[.$S$2]/(1/(1+[.$O$16]+[.$AV$16]))" office:value-type="float" office:value="1893677.28" calcext:value-type="float">
            <text:p>1893677.28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11" calcext:value-type="percentage">
            <text:p>2011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8];[.F208];[.K208];[.G208];[.H208];[.I208])" office:value-type="string" office:string-value="Str:  545  [8,202.3]" calcext:value-type="string">
            <text:p>Str: <text:s/>545 <text:s/>[8,202.3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699560568838" calcext:value-type="percentage">
            <text:p>98.3%</text:p>
          </table:table-cell>
          <table:table-cell table:formula="of:=1/(1-[.Q12])" office:value-type="float" office:value="57.802" calcext:value-type="float">
            <text:p>57.802</text:p>
          </table:table-cell>
          <table:table-cell table:formula="of:=[.$S$2]/(1/(1+[.$O$16]+[.$AJ$16]+[.$AV$16]))" office:value-type="float" office:value="2054976.704" calcext:value-type="float">
            <text:p>2054976.70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06" calcext:value-type="percentage">
            <text:p>60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09];[.F209];[.K209];[.G209];[.H209];[.I209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184213485768" calcext:value-type="percentage">
            <text:p>98.2%</text:p>
          </table:table-cell>
          <table:table-cell table:style-name="ce14" table:formula="of:=([.R11]+[.R12])/2" office:value-type="float" office:value="56.177" calcext:value-type="float">
            <text:p>56.2</text:p>
          </table:table-cell>
          <table:table-cell table:style-name="ce14" table:formula="of:=([.S11]+[.S12])/2" office:value-type="float" office:value="1974326.992" calcext:value-type="float">
            <text:p>1974327.0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17" calcext:value-type="percentage">
            <text:p>11.70%</text:p>
          </table:table-cell>
          <table:table-cell table:number-columns-repeated="9"/>
          <table:table-cell table:style-name="ce9" table:formula="of:=([.AT24]+[.AU24]*[.$E24])" office:value-type="percentage" office:value="0.41" calcext:value-type="percentage">
            <text:p>41.00%</text:p>
          </table:table-cell>
          <table:table-cell/>
          <table:table-cell table:style-name="ce9" table:formula="of:=[.AW47]+[.AX47]*[.E47]" office:value-type="percentage" office:value="0.097" calcext:value-type="percentage">
            <text:p>9.7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0]; [.F210];[.K210];[.G210]; [.H210]; [.I210])" office:value-type="string" office:string-value="Int: 1650 [24,832.5]" calcext:value-type="string">
            <text:p>Int: 1650 [24,832.5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1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2])" office:value-type="percentage" office:value="46.935" calcext:value-type="percentage">
            <text:p>4693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2])" office:value-type="percentage" office:value="15.73" calcext:value-type="percentage">
            <text:p>157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2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2])" office:value-type="percentage" office:value="14.05" calcext:value-type="percentage">
            <text:p>140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2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2])" office:value-type="percentage" office:value="14.05" calcext:value-type="percentage">
            <text:p>14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2])" office:value-type="percentage" office:value="20.11" calcext:value-type="percentage">
            <text:p>2011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2])" office:value-type="percentage" office:value="4.537" calcext:value-type="percentage">
            <text:p>453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2])" office:value-type="percentage" office:value="1.287" calcext:value-type="percentage">
            <text:p>128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2])" office:value-type="percentage" office:value="6.06" calcext:value-type="percentage">
            <text:p>60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2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2])" office:value-type="percentage" office:value="5.33" calcext:value-type="percentage">
            <text:p>53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2])" office:value-type="percentage" office:value="1.067" calcext:value-type="percentage">
            <text:p>106.7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3])" office:value-type="string" office:string-value="Resilience: 4,693.5%" calcext:value-type="string">
            <text:p>Resilience: 4,693.5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4])" office:value-type="string" office:string-value="Speed+:     2,011.0%" calcext:value-type="string">
            <text:p>Speed+: <text:s text:c="4"/>2,011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5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20]+([.C20]-1)*20"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7];[.C217])" office:value-type="string" office:string-value="Health:   35,552" calcext:value-type="string">
            <text:p>Health: <text:s text:c="2"/>35,55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3" table:formula="of:=[.D21]+([.C21]-1)*20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05" calcext:value-type="percentage">
            <text:p>70.50%</text:p>
          </table:table-cell>
          <table:table-cell table:style-name="ce35" table:formula="of:=[.O21]" office:value-type="percentage" office:value="7.05" calcext:value-type="percentage">
            <text:p>70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05" calcext:value-type="percentage">
            <text:p>70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05" calcext:value-type="percentage">
            <text:p>70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05" calcext:value-type="percentage">
            <text:p>70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05" calcext:value-type="percentage">
            <text:p>70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8];[.C21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22]+([.C22]-1)*20" office:value-type="float" office:value="41" calcext:value-type="float">
            <text:p>41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19];[.C219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24]+([.C24]-1)*20" office:value-type="float" office:value="42" calcext:value-type="float">
            <text:p>4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1" calcext:value-type="percentage">
            <text:p>121.00%</text:p>
          </table:table-cell>
          <table:table-cell table:style-name="ce37" table:formula="of:=[.R24]" office:value-type="percentage" office:value="15.73" calcext:value-type="percentage">
            <text:p>157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5.73" calcext:value-type="percentage">
            <text:p>157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33" calcext:value-type="percentage">
            <text:p>53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2:.K222])" office:value-type="string" office:string-value="hp/sec:   0.31% [109.0] [326.0 seconds]" calcext:value-type="string">
            <text:p>hp/sec: <text:s text:c="2"/>0.31% [109.0] [326.0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3:.K223])" office:value-type="string" office:string-value="w/Mantle: 0.40% [141.6] [251.0 seconds]" calcext:value-type="string">
            <text:p>w/Mantle: 0.40% [141.6] [251.0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4:.K224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28]+([.C28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5:.K225])" office:value-type="string" office:string-value="w/Med:    0.40% [422.1] [248.8 seconds]" calcext:value-type="string">
            <text:p>w/Med: <text:s text:c="3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7];[.E227];[.F227];[.G227]; [.H227]; [.I227])" office:value-type="string" office:string-value="Mitigation:       98.218%     [hp x  56.18]" calcext:value-type="string">
            <text:p>Mitigation: <text:s text:c="6"/>98.218% <text:s text:c="4"/>[hp x <text:s/>56.18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8]; [.E228]; [.F228]; [.G228]; [.H228]; [.I228])" office:value-type="string" office:string-value="Effective Health: 1,974,327.0 [hp x 116.12]" calcext:value-type="string">
            <text:p>Effective Health: 1,974,327.0 [hp x 116.12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1]; &quot;-&quot;; [.I231]; [.J231]; [.B19]; [.K231]; [.D231]; [.L231]; [.M231]; [.N231]; [.O231];[.P231];[.Q231];[.R231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2]; &quot;-&quot;; [.I232]; [.J232]; [.B20]; [.K232]; [.D232]; [.L232]; [.M232]; [.N232]; [.O232];[.P232];[.Q232];[.R232] )" office:value-type="string" office:string-value="3-2  Sentinel Reconstruction [E]     x4 " calcext:value-type="string">
            <text:p>3-2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36]+([.C36]-1)*20" office:value-type="float" office:value="41" calcext:value-type="float">
            <text:p>4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3]; &quot;-&quot;; [.I233]; [.J233]; [.B21]; [.K233]; [.D233]; [.L233]; [.M233]; [.N233]; [.O233];[.P233];[.Q233];[.R233] )" office:value-type="string" office:string-value="3-1  Azarinth Awakening [E]         x10 [70.5% =&gt; 705.0% Resilience, Speed, Intelligence and Strength]" calcext:value-type="string">
            <text:p>3-1 <text:s/>Azarinth Awakening [E] <text:s text:c="8"/>x10 [70.5% =&gt; 705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7]+([.C37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4]; &quot;-&quot;; [.I234]; [.J234]; [.B22]; [.K234]; [.D234]; [.L234]; [.M234]; [.N234]; [.O234];[.P234];[.Q234];[.R234] )" office:value-type="string" office:string-value="3-1  Transfer [E]                    x1 " calcext:value-type="string">
            <text:p>3-1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5]; &quot;-&quot;; [.I235]; [.J235]; [.B23]; [.K235]; [.D235]; [.L235]; [.M235]; [.N235]; [.O235];[.P235];[.Q235];[.R235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6" table:formula="of:=[.D39]+([.C39]-1)*20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05" calcext:value-type="percentage">
            <text:p>50.50%</text:p>
          </table:table-cell>
          <table:table-cell table:style-name="ce39" table:formula="of:=[.AG39]" office:value-type="percentage" office:value="6.06" calcext:value-type="percentage">
            <text:p>606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06" calcext:value-type="percentage">
            <text:p>606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06" calcext:value-type="percentage">
            <text:p>606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6]; &quot;-&quot;; [.I236]; [.J236]; [.B24]; [.K236]; [.D236]; [.L236]; [.M236]; [.N236]; [.O236];[.P236];[.Q236];[.R236] )" office:value-type="string" office:string-value="3-2  Sentinel Core [E]              x13 [41.0% =&gt; 533.0% Durability, 121.0% =&gt; 1,573.0% Health Regen, 25.0% =&gt; 325.0% Magic Resistance]" calcext:value-type="string">
            <text:p>3-2 <text:s/>Sentinel Core [E] <text:s text:c="13"/>x13 [41.0% =&gt; 533.0% Durability, 121.0% =&gt; 1,573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25]; [.K237]; [.D237]; [.L237]; [.M237]; [.N237]; [.O237];[.P237];[.Q237];[.R237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6]; [.K238]; [.D238]; [.L238]; [.M238]; [.N238]; [.O238];[.P238];[.Q238];[.R238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5" calcext:value-type="float">
            <text:p>46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39]; &quot;-&quot;; [.I239]; [.J239]; [.B27]; [.K239]; [.D239]; [.L239]; [.M239]; [.N239]; [.O239];[.P239];[.Q239];[.R239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3" calcext:value-type="float">
            <text:p>23</text:p>
          </table:table-cell>
          <table:table-cell table:style-name="ce2" table:formula="of:=[.D43]+([.C43]-1)*20" office:value-type="float" office:value="63" calcext:value-type="float">
            <text:p>6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0]; &quot;-&quot;; [.I240]; [.J240]; [.B28]; [.K240]; [.D240]; [.L240]; [.M240]; [.N240]; [.O240];[.P240];[.Q240];[.R240] )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4]+([.C44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585" calcext:value-type="percentage">
            <text:p>58.50%</text:p>
          </table:table-cell>
          <table:table-cell table:style-name="ce9" table:formula="of:=[.O44]" office:value-type="percentage" office:value="5.85" calcext:value-type="percentage">
            <text:p>585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5.85" calcext:value-type="percentage">
            <text:p>58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4" calcext:value-type="float">
            <text:p>24</text:p>
          </table:table-cell>
          <table:table-cell table:style-name="ce3" table:formula="of:=[.D45]+([.C45]-1)*20" office:value-type="float" office:value="64" calcext:value-type="float">
            <text:p>6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13" table:formula="of:=[.D46]+([.C46]-1)*20" office:value-type="float" office:value="61" calcext:value-type="float">
            <text:p>61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3]; &quot;-&quot;; [.I243]; [.J243]; [.B31]; [.K243]; [.D243]; [.L243]; [.M243]; [.N243]; [.O243];[.P243];[.Q243];[.R243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7" calcext:value-type="float">
            <text:p>27</text:p>
          </table:table-cell>
          <table:table-cell table:style-name="ce15" table:formula="of:=[.D47]+([.C47]-1)*20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485" calcext:value-type="percentage">
            <text:p>48.50%</text:p>
          </table:table-cell>
          <table:table-cell table:style-name="ce38" table:formula="of:=[.O47]" office:value-type="percentage" office:value="5.335" calcext:value-type="percentage">
            <text:p>533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335" calcext:value-type="percentage">
            <text:p>533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287" calcext:value-type="percentage">
            <text:p>128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287" calcext:value-type="percentage">
            <text:p>128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067" calcext:value-type="percentage">
            <text:p>106.7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4]; &quot;-&quot;; [.I244]; [.J244]; [.B32]; [.K244]; [.D244]; [.L244]; [.M244]; [.N244]; [.O244];[.P244];[.Q244];[.R244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D48]+([.C48]-1)*20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33]; [.K245]; [.D245]; [.L245]; [.M245]; [.N245]; [.O245];[.P245];[.Q245];[.R245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6]; &quot;-&quot;; [.I246]; [.J246]; [.B34]; [.K246]; [.D246]; [.L246]; [.M246]; [.N246]; [.O246];[.P246];[.Q246];[.R246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7]; &quot;-&quot;; [.I247]; [.J247]; [.B35]; [.K247]; [.D247]; [.L247]; [.M247]; [.N247]; [.O247];[.P247];[.Q247];[.R247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6]; [.K248]; [.D248]; [.L248]; [.M248]; [.N248]; [.O248];[.P248];[.Q248];[.R248] )" office:value-type="string" office:string-value="3-1  Authority of Ash and Ember [E]  x3 " calcext:value-type="string">
            <text:p>3-1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7]; [.K249]; [.D249]; [.L249]; [.M249]; [.N249]; [.O249];[.P249];[.Q249];[.R249] )" office:value-type="string" office:string-value="3-2  Ashen Wings [E]                x12 " calcext:value-type="string">
            <text:p>3-2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8]; [.K250]; [.D250]; [.L250]; [.M250]; [.N250]; [.O250];[.P250];[.Q250];[.R250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1]; &quot;-&quot;; [.I251]; [.J251]; [.B39]; [.K251]; [.D251]; [.L251]; [.M251]; [.N251]; [.O251];[.P251];[.Q251];[.R251] )" office:value-type="string" office:string-value="3-1  Avatar of Ash [E]              x12 [50.5% =&gt; 606.0% Reflexes and Speed]" calcext:value-type="string">
            <text:p>3-1 <text:s/>Avatar of Ash [E] <text:s text:c="13"/>x12 [50.5% =&gt; 606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40]; [.K252]; [.D252]; [.L252]; [.M252]; [.N252]; [.O252];[.P252];[.Q252];[.R252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5]; &quot;-&quot;; [.I255]; [.J255]; [.B43]; [.K255]; [.D255]; [.L255]; [.M255]; [.N255]; [.O255];[.P255];[.Q255];[.R255] )" office:value-type="string" office:string-value="3-23 Phaseshift                      x2 " calcext:value-type="string">
            <text:p>3-23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4]; [.K256]; [.D256]; [.L256]; [.M256]; [.N256]; [.O256];[.P256];[.Q256];[.R256] )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5]; [.K257]; [.D257]; [.L257]; [.M257]; [.N257]; [.O257];[.P257];[.Q257];[.R257] )" office:value-type="string" office:string-value="3-24 Displacement                    x2 " calcext:value-type="string">
            <text:p>3-24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6]; [.K258]; [.D258]; [.L258]; [.M258]; [.N258]; [.O258];[.P258];[.Q258];[.R258] )" office:value-type="string" office:string-value="3-21 Space Shift                     x2 " calcext:value-type="string">
            <text:p>3-21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59]; &quot;-&quot;; [.I259]; [.J259]; [.B47]; [.K259]; [.D259]; [.L259]; [.M259]; [.N259]; [.O259];[.P259];[.Q259];[.R259]; [.T259];[.U259]; [.V259]; [.W259] )" office:value-type="string" office:string-value="3-27 Body of the Valkyrie           x11 [48.5% =&gt; 533.5% Resilience, 11.7% =&gt; 128.7% Physical Resistance, 5.0% =&gt; 128.7% Magic Resistance, 9.7% =&gt; 106.7% Health, 1.85% =&gt; 20.35%/minute]" calcext:value-type="string">
            <text:p>3-27 Body of the Valkyrie <text:s text:c="10"/>x11 [48.5% =&gt; 533.5% Resilience, 11.7% =&gt; 128.7% Physical Resistance, 5.0% =&gt; 128.7% Magic Resistance, 9.7% =&gt; 106.7% Health, 1.85% =&gt; 20.35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0]; &quot;-&quot;; [.I260]; [.J260]; [.B48]; [.K260]; [.D260]; [.L260]; [.M260]; [.N260]; [.O260];[.P260];[.Q260];[.R260] )" office:value-type="string" office:string-value="3-5  Space Awareness                x10 " calcext:value-type="string">
            <text:p>3-5 <text:s/>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0])" office:value-type="float" office:value="2128" calcext:value-type="float">
            <text:p>2128</text:p>
          </table:table-cell>
          <table:table-cell table:formula="of:=FLOOR([.F66]/10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UNTIF([.C67:.C150]; &quot;=3&quot;)" office:value-type="float" office:value="21" calcext:value-type="float">
            <text:p>21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2  Ashen Limbs" calcext:value-type="string">
            <text:p>1-2 <text:s/>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formula="of:=[.D67]+([.C67]-1)*20" office:value-type="float" office:value="2" calcext:value-type="float">
            <text:p>2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  Bulwark of Ash" calcext:value-type="string">
            <text:p>1-1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formula="of:=[.D68]+([.C68]-1)*20" office:value-type="float" office:value="1" calcext:value-type="float">
            <text:p>1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9]+([.C69]-1)*20" office:value-type="float" office:value="3" calcext:value-type="float">
            <text:p>3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12 Deviant of Humanity" calcext:value-type="string">
            <text:p>3-12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0]+([.C70]-1)*20" office:value-type="float" office:value="52" calcext:value-type="float">
            <text:p>52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  Drill " calcext:value-type="string">
            <text:p>1-1 <text:s/>Drill </text:p>
          </table:table-cell>
          <table:table-cell office:value-type="string" calcext:value-type="string">
            <text:p>Drill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1]+([.C71]-1)*20" office:value-type="float" office:value="1" calcext:value-type="float">
            <text:p>1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6  Gourmet" calcext:value-type="string">
            <text:p>1-6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74]+([.C74]-1)*20" office:value-type="float" office:value="6" calcext:value-type="float">
            <text:p>6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9]+([.C79]-1)*20" office:value-type="float" office:value="54" calcext:value-type="float">
            <text:p>54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1]+([.C81]-1)*20" office:value-type="float" office:value="1" calcext:value-type="float">
            <text:p>1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7  Oxygen Repository" calcext:value-type="string">
            <text:p>2-7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82]+([.C82]-1)*20" office:value-type="float" office:value="27" calcext:value-type="float">
            <text:p>27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8  Sage of Torment" calcext:value-type="string">
            <text:p>2-8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83]+([.C83]-1)*20" office:value-type="float" office:value="28" calcext:value-type="float">
            <text:p>28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4]+([.C84]-1)*20" office:value-type="float" office:value="9" calcext:value-type="float">
            <text:p>9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2  Spear of Ash" calcext:value-type="string">
            <text:p>1-2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85]+([.C85]-1)*20" office:value-type="float" office:value="2" calcext:value-type="float">
            <text:p>2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6]+([.C86]-1)*20" office:value-type="float" office:value="6" calcext:value-type="float">
            <text:p>6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2 Veteran" calcext:value-type="string">
            <text:p>3-22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87]+([.C87]-1)*20" office:value-type="float" office:value="62" calcext:value-type="float">
            <text:p>62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1]+([.C91]-1)*20" office:value-type="float" office:value="60" calcext:value-type="float">
            <text:p>6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0%" calcext:value-type="string">
            <text:p>70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92]+([.C92]-1)*20" office:value-type="float" office:value="22" calcext:value-type="float">
            <text:p>22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7%" calcext:value-type="string">
            <text:p>27%</text:p>
          </table:table-cell>
          <table:table-cell table:formula="of:=TEXT(VLOOKUP([.E92];[.$BH$2:.$BJ$74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94]+([.C94]-1)*20" office:value-type="float" office:value="44" calcext:value-type="float">
            <text:p>44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4%" calcext:value-type="string">
            <text:p>54%</text:p>
          </table:table-cell>
          <table:table-cell table:formula="of:=TEXT(VLOOKUP([.E94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5]+([.C95]-1)*20" office:value-type="float" office:value="21" calcext:value-type="float">
            <text:p>21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6%" calcext:value-type="string">
            <text:p>26%</text:p>
          </table:table-cell>
          <table:table-cell table:formula="of:=TEXT(VLOOKUP([.E95];[.$BH$2:.$BJ$74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8]+([.C98]-1)*20" office:value-type="float" office:value="36" calcext:value-type="float">
            <text:p>36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1%" calcext:value-type="string">
            <text:p>41%</text:p>
          </table:table-cell>
          <table:table-cell table:formula="of:=TEXT(VLOOKUP([.E98];[.$BH$2:.$BJ$74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00]+([.C100]-1)*20" office:value-type="float" office:value="34" calcext:value-type="float">
            <text:p>34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39%" calcext:value-type="string">
            <text:p>39%</text:p>
          </table:table-cell>
          <table:table-cell table:formula="of:=TEXT(VLOOKUP([.E100];[.$BH$2:.$BJ$74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26" calcext:value-type="float">
            <text:p>2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1%" calcext:value-type="string">
            <text:p>31%</text:p>
          </table:table-cell>
          <table:table-cell table:formula="of:=TEXT(VLOOKUP([.E103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7]+([.C107]-1)*20" office:value-type="float" office:value="9" calcext:value-type="float">
            <text:p>9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4];2); &quot;0#%&quot;)" office:value-type="string" office:string-value="09%" calcext:value-type="string">
            <text:p>09%</text:p>
          </table:table-cell>
          <table:table-cell table:formula="of:=TEXT(VLOOKUP([.E107];[.$BH$2:.$BJ$74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2   [52% - 84%] Earth Resistance" calcext:value-type="string">
            <text:p>3-2 <text:s text:c="2"/>[52% - 84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09]+([.C109]-1)*20" office:value-type="float" office:value="42" calcext:value-type="float">
            <text:p>42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2%" calcext:value-type="string">
            <text:p>52%</text:p>
          </table:table-cell>
          <table:table-cell table:formula="of:=TEXT(VLOOKUP([.E109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2]+([.C112]-1)*20" office:value-type="float" office:value="9" calcext:value-type="float">
            <text:p>9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4];2); &quot;0#%&quot;)" office:value-type="string" office:string-value="09%" calcext:value-type="string">
            <text:p>09%</text:p>
          </table:table-cell>
          <table:table-cell table:formula="of:=TEXT(VLOOKUP([.E112];[.$BH$2:.$BJ$74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2  [72% - 95%] Heat Resistance" calcext:value-type="string">
            <text:p>3-22 <text:s/>[7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6]+([.C116]-1)*20" office:value-type="float" office:value="62" calcext:value-type="float">
            <text:p>62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2%" calcext:value-type="string">
            <text:p>72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5   [55% - 90%] Lava Magic Resistance" calcext:value-type="string">
            <text:p>3-5 <text:s text:c="2"/>[55% - 90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8]+([.C118]-1)*20" office:value-type="float" office:value="45" calcext:value-type="float">
            <text:p>45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5%" calcext:value-type="string">
            <text:p>55%</text:p>
          </table:table-cell>
          <table:table-cell table:formula="of:=TEXT(VLOOKUP([.E118];[.$BH$2:.$BJ$74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20]+([.C120]-1)*20" office:value-type="float" office:value="49" calcext:value-type="float">
            <text:p>49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4];2); &quot;0#%&quot;)" office:value-type="string" office:string-value="59%" calcext:value-type="string">
            <text:p>59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7   [08% - 14%] Petrification Resistance" calcext:value-type="string">
            <text:p>1-7 <text:s text:c="2"/>[08% - 14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27]+([.C127]-1)*20" office:value-type="float" office:value="7" calcext:value-type="float">
            <text:p>7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4];2); &quot;0#%&quot;)" office:value-type="string" office:string-value="08%" calcext:value-type="string">
            <text:p>08%</text:p>
          </table:table-cell>
          <table:table-cell table:formula="of:=TEXT(VLOOKUP([.E127];[.$BH$2:.$BJ$74];3);  &quot;0#%&quot;)" office:value-type="string" office:string-value="14%" calcext:value-type="string">
            <text:p>1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3]+([.C133]-1)*20" office:value-type="float" office:value="1" calcext:value-type="float">
            <text:p>1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5%" calcext:value-type="string">
            <text:p>05%</text:p>
          </table:table-cell>
          <table:table-cell table:formula="of:=TEXT(VLOOKUP([.E133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23" calcext:value-type="float">
            <text:p>2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28%" calcext:value-type="string">
            <text:p>28%</text:p>
          </table:table-cell>
          <table:table-cell table:formula="of:=TEXT(VLOOKUP([.E134];[.$BH$2:.$BJ$74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5]+([.C135]-1)*20" office:value-type="float" office:value="33" calcext:value-type="float">
            <text:p>33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4];2); &quot;0#%&quot;)" office:value-type="string" office:string-value="38%" calcext:value-type="string">
            <text:p>38%</text:p>
          </table:table-cell>
          <table:table-cell table:formula="of:=TEXT(VLOOKUP([.E135];[.$BH$2:.$BJ$74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6]+([.C136]-1)*20" office:value-type="float" office:value="18" calcext:value-type="float">
            <text:p>18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18%" calcext:value-type="string">
            <text:p>18%</text:p>
          </table:table-cell>
          <table:table-cell table:formula="of:=TEXT(VLOOKUP([.E136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6   [56% - 92%] Space Magic Resistance" calcext:value-type="string">
            <text:p>3-6 <text:s text:c="2"/>[56% - 92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37]+([.C137]-1)*20" office:value-type="float" office:value="46" calcext:value-type="float">
            <text:p>46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4];2); &quot;0#%&quot;)" office:value-type="string" office:string-value="56%" calcext:value-type="string">
            <text:p>56%</text:p>
          </table:table-cell>
          <table:table-cell table:formula="of:=TEXT(VLOOKUP([.E137];[.$BH$2:.$BJ$74];3);  &quot;0#%&quot;)" office:value-type="string" office:string-value="92%" calcext:value-type="string">
            <text:p>9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8]+([.C138]-1)*20" office:value-type="float" office:value="40" calcext:value-type="float">
            <text:p>40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H$2:.$BJ$74];2); &quot;0#%&quot;)" office:value-type="string" office:string-value="45%" calcext:value-type="string">
            <text:p>45%</text:p>
          </table:table-cell>
          <table:table-cell table:formula="of:=TEXT(VLOOKUP([.E138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H$2:.$BJ$74];2); &quot;0#%&quot;)" office:value-type="string" office:string-value="45%" calcext:value-type="string">
            <text:p>45%</text:p>
          </table:table-cell>
          <table:table-cell table:formula="of:=TEXT(VLOOKUP([.E140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1]+([.C141]-1)*20" office:value-type="float" office:value="18" calcext:value-type="float">
            <text:p>18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18%" calcext:value-type="string">
            <text:p>18%</text:p>
          </table:table-cell>
          <table:table-cell table:formula="of:=TEXT(VLOOKUP([.E141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4%" calcext:value-type="string">
            <text:p>14%</text:p>
          </table:table-cell>
          <table:table-cell table:formula="of:=TEXT(VLOOKUP([.E142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43]+([.C143]-1)*20" office:value-type="float" office:value="48" calcext:value-type="float">
            <text:p>48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H$2:.$BJ$74];2); &quot;0#%&quot;)" office:value-type="string" office:string-value="58%" calcext:value-type="string">
            <text:p>58%</text:p>
          </table:table-cell>
          <table:table-cell table:formula="of:=TEXT(VLOOKUP([.E143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H$2:.$BJ$74];2); &quot;0#%&quot;)" office:value-type="string" office:string-value="54%" calcext:value-type="string">
            <text:p>54%</text:p>
          </table:table-cell>
          <table:table-cell table:formula="of:=TEXT(VLOOKUP([.E144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9   [59% - 95%] Wind Resistance" calcext:value-type="string">
            <text:p>3-9 <text:s text:c="2"/>[59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45]+([.C145]-1)*20" office:value-type="float" office:value="49" calcext:value-type="float">
            <text:p>49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9%" calcext:value-type="string">
            <text:p>59%</text:p>
          </table:table-cell>
          <table:table-cell table:formula="of:=TEXT(VLOOKUP([.E145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H$2:.$BJ$74];2); &quot;0#%&quot;)" office:value-type="string" office:string-value="45%" calcext:value-type="string">
            <text:p>45%</text:p>
          </table:table-cell>
          <table:table-cell table:formula="of:=TEXT(VLOOKUP([.E146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8]; [.C148])" office:value-type="string" office:string-value="12 1st tier" calcext:value-type="string">
            <text:p>12 1st tier</text:p>
          </table:table-cell>
          <table:table-cell table:formula="of:=COUNTIF([.$C$91:.$C$146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9]; [.C149])" office:value-type="string" office:string-value="24 2nd tier" calcext:value-type="string">
            <text:p>24 2nd tier</text:p>
          </table:table-cell>
          <table:table-cell table:formula="of:=COUNTIF([.$C$91:.$C$146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17 3rd tier" calcext:value-type="string">
            <text:p>17 3rd tier</text:p>
          </table:table-cell>
          <table:table-cell table:formula="of:=COUNTIF([.$C$91:.$C$146];&quot;=3&quot;)" office:value-type="float" office:value="17" calcext:value-type="float">
            <text:p>17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2:.G152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0]+[.B149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2]*[.E152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3:.G153])" office:value-type="string" office:string-value="Ash Speed:   17 x 5% = 85%" calcext:value-type="string">
            <text:p>Ash Speed: <text:s text:c="2"/>17 x 5% = 85%</text:p>
          </table:table-cell>
          <table:table-cell office:value-type="string" calcext:value-type="string">
            <text:p>Ash Speed: <text:s text:c="2"/></text:p>
          </table:table-cell>
          <table:table-cell table:formula="of:=[.B150]" office:value-type="float" office:value="17" calcext:value-type="float">
            <text:p>17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85%" calcext:value-type="string">
            <text:p>8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5:.N155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6])-LEN([.D155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6])-LEN([.H155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6:.N156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1]; &quot; + &quot;; [.D161]; &quot; + &quot;; [.E161]; &quot; = &quot;; [.F161]; &quot;) more dense - &quot;; [.B39] ;&quot; 2nd&quot;)" office:value-type="string" office:string-value="        Muscles are (255% + 240% + 60% = 555%) more dense - Avatar of Ash [E] 2nd" calcext:value-type="string">
            <text:p><text:s text:c="8"/>Muscles are (255% + 240% + 60% = 555%) more dense - Avatar of Ash [E] 2nd</text:p>
          </table:table-cell>
          <table:table-cell/>
          <table:table-cell table:formula="of:=TEXT([.B150]*15%;&quot;%&quot;)" office:value-type="string" office:string-value="255%" calcext:value-type="string">
            <text:p>255%</text:p>
          </table:table-cell>
          <table:table-cell table:formula="of:=TEXT([.B149]*10%;&quot;%&quot;)" office:value-type="string" office:string-value="240%" calcext:value-type="string">
            <text:p>240%</text:p>
          </table:table-cell>
          <table:table-cell table:formula="of:=TEXT([.B148]*5%;&quot;%&quot;)" office:value-type="string" office:string-value="60%" calcext:value-type="string">
            <text:p>60%</text:p>
          </table:table-cell>
          <table:table-cell table:formula="of:=TEXT([.C161]+[.D161]+[.E161]; &quot;###,#%&quot;)" office:value-type="string" office:string-value="555%" calcext:value-type="string">
            <text:p>55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1]; &quot;] more dense.&quot;)" office:value-type="string" office:string-value="                [555%] more dense." calcext:value-type="string">
            <text:p><text:s text:c="16"/>[55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7])" office:value-type="float" office:value="3" calcext:value-type="float">
            <text:p>3</text:p>
          </table:table-cell>
          <table:table-cell table:formula="of:=REPT(&quot; &quot;; MAX([.$E$197:.$E$199])-[.E19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7:.$E$199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5" calcext:value-type="float">
            <text:p>465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7:.$E$199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6:.$L$211])-[.L206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6:.$L$211])-[.L20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02.3" calcext:value-type="string">
            <text:p>8,202.3</text:p>
          </table:table-cell>
          <table:table-cell office:value-type="string" calcext:value-type="string">
            <text:p>]</text:p>
          </table:table-cell>
          <table:table-cell table:formula="of:=LEN([.H208])" office:value-type="float" office:value="7" calcext:value-type="float">
            <text:p>7</text:p>
          </table:table-cell>
          <table:table-cell table:formula="of:=REPT(&quot; &quot;; MAX([.$J$208:.$J$210])-[.J208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6:.$L$211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8:.$J$210])-[.J209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6:.$L$211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4,832.5" calcext:value-type="string">
            <text:p>24,832.5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8" calcext:value-type="float">
            <text:p>8</text:p>
          </table:table-cell>
          <table:table-cell table:formula="of:=REPT(&quot; &quot;; MAX([.$J$208:.$J$210])-[.J210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6:.$L$211])-[.L210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6:.$L$211])-[.L211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693.5%" calcext:value-type="string">
            <text:p>4,693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11.0%" calcext:value-type="string">
            <text:p>2,011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5,552" calcext:value-type="string">
            <text:p>35,552</text:p>
          </table:table-cell>
          <table:table-cell table:formula="of:=LEN([.C217])" office:value-type="float" office:value="6" calcext:value-type="float">
            <text:p>6</text:p>
          </table:table-cell>
          <table:table-cell table:formula="of:=REPT(&quot; &quot;;MAX([.$D$217:.$D$219])-[.D21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8])" office:value-type="float" office:value="5" calcext:value-type="float">
            <text:p>5</text:p>
          </table:table-cell>
          <table:table-cell table:formula="of:=REPT(&quot; &quot;;MAX([.$D$217:.$D$219])-[.D21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19])" office:value-type="float" office:value="7" calcext:value-type="float">
            <text:p>7</text:p>
          </table:table-cell>
          <table:table-cell table:formula="of:=REPT(&quot; &quot;;MAX([.$D$217:.$D$219])-[.D21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09.0" calcext:value-type="string">
            <text:p>109.0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26.0" calcext:value-type="string">
            <text:p>326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1.6" calcext:value-type="string">
            <text:p>141.6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51.0" calcext:value-type="string">
            <text:p>251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18%" calcext:value-type="string">
            <text:p>98.218%</text:p>
          </table:table-cell>
          <table:table-cell table:formula="of:=REPT(&quot; &quot;;MAX([.$J$227:.$J$228])-[.J22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7:.$K$228])-[.K227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6.18" calcext:value-type="string">
            <text:p>56.18</text:p>
          </table:table-cell>
          <table:table-cell office:value-type="string" calcext:value-type="string">
            <text:p>]</text:p>
          </table:table-cell>
          <table:table-cell table:formula="of:=LEN([.D227])" office:value-type="float" office:value="7" calcext:value-type="float">
            <text:p>7</text:p>
          </table:table-cell>
          <table:table-cell table:formula="of:=LEN([.H227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974,327.0" calcext:value-type="string">
            <text:p>1,974,327.0</text:p>
          </table:table-cell>
          <table:table-cell table:formula="of:=REPT(&quot; &quot;;MAX([.$J$227:.$J$228])-[.J22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7:.$K$228])-[.K228])">
            <text:p/>
          </table:table-cell>
          <table:table-cell table:formula="of:=TEXT([.R13]*(1+[.AY16]);&quot;#,##0.00&quot;)" office:value-type="string" office:string-value="116.12" calcext:value-type="string">
            <text:p>116.12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11" calcext:value-type="float">
            <text:p>11</text:p>
          </table:table-cell>
          <table:table-cell table:formula="of:=LEN([.H228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1:.E260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0]-[.E231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      " calcext:value-type="string">
            <text:p><text:s text:c="19"/></text:p>
          </table:table-cell>
          <table:table-cell table:formula="of:=IF([.M23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0]-[.E232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2" calcext:value-type="float">
            <text:p>2</text:p>
          </table:table-cell>
          <table:table-cell table:formula="of:=IF([.I232]&lt;10; &quot;  &quot;; &quot; &quot;)" office:value-type="string" office:string-value="  " calcext:value-type="string">
            <text:p><text:s text:c="2"/></text:p>
          </table:table-cell>
          <table:table-cell table:formula="of:=REPT(&quot; &quot;; [.F232])" office:value-type="string" office:string-value="     " calcext:value-type="string">
            <text:p><text:s text:c="5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0]-[.E233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    " calcext:value-type="string">
            <text:p><text:s text:c="9"/></text:p>
          </table:table-cell>
          <table:table-cell table:formula="of:=IF([.M233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0]; TEXT([.L21];&quot;#,##0.0%&quot;))" office:value-type="string" office:string-value="70.5% =&gt; 705.0%" calcext:value-type="string">
            <text:p>70.5% =&gt; 70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0]-[.E234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           " calcext:value-type="string">
            <text:p><text:s text:c="2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0]-[.E235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        " calcext:value-type="string">
            <text:p><text:s text:c="17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0]-[.E236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IF([.I236]&lt;10; &quot;  &quot;; &quot; &quot;)" office:value-type="string" office:string-value="  " calcext:value-type="string">
            <text:p><text:s text:c="2"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0]; TEXT([.AV24];&quot;#,##0.0%&quot;))" office:value-type="string" office:string-value="41.0% =&gt; 533.0%" calcext:value-type="string">
            <text:p>41.0% =&gt; 53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0]; TEXT([.L24];&quot;#,##0.0%&quot;))" office:value-type="string" office:string-value="121.0% =&gt; 1,573.0%" calcext:value-type="string">
            <text:p>121.0% =&gt; 1,57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0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0]-[.E237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 " calcext:value-type="string">
            <text:p><text:s text:c="15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0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0]-[.E238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0]-[.E239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   " calcext:value-type="string">
            <text:p><text:s text:c="18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0]-[.E240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1" calcext:value-type="float">
            <text:p>1</text:p>
          </table:table-cell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 office:value-type="string" office:string-value="         " calcext:value-type="string">
            <text:p><text:s text:c="9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0]-[.E243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" calcext:value-type="string">
            <text:p><text:s text:c="12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0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0]-[.E244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         " calcext:value-type="string">
            <text:p><text:s text:c="21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0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0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0]-[.E245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" calcext:value-type="string">
            <text:p><text:s text:c="8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0]-[.E246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    " calcext:value-type="string">
            <text:p><text:s text:c="1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0]-[.E247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 " calcext:value-type="string">
            <text:p><text:s text:c="19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0]-[.E248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1" calcext:value-type="float">
            <text:p>1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" calcext:value-type="string">
            <text:p><text:s text:c="2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0]-[.E249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" calcext:value-type="float">
            <text:p>2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              " calcext:value-type="string">
            <text:p><text:s text:c="16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0]-[.E250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0]&lt;10; &quot;  &quot;; &quot; &quot;)" office:value-type="string" office:string-value=" " calcext:value-type="string">
            <text:p><text:s/></text:p>
          </table:table-cell>
          <table:table-cell table:formula="of:=REPT(&quot; &quot;; [.F250])" office:value-type="string" office:string-value="                  " calcext:value-type="string">
            <text:p><text:s text:c="18"/></text:p>
          </table:table-cell>
          <table:table-cell table:formula="of:=IF([.M250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0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0]-[.E251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1" calcext:value-type="float">
            <text:p>1</text:p>
          </table:table-cell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formula="of:=REPT(&quot; &quot;; [.F251])" office:value-type="string" office:string-value="              " calcext:value-type="string">
            <text:p><text:s text:c="14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0]; TEXT([.L39];&quot;#,##0.0%&quot;))" office:value-type="string" office:string-value="50.5% =&gt; 606.0%" calcext:value-type="string">
            <text:p>50.5% =&gt; 606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0]-[.E252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2]&lt;10; &quot;  &quot;; &quot; &quot;)" office:value-type="string" office:string-value=" " calcext:value-type="string">
            <text:p><text:s/></text:p>
          </table:table-cell>
          <table:table-cell table:formula="of:=REPT(&quot; &quot;; [.F252])" office:value-type="string" office:string-value="                   " calcext:value-type="string">
            <text:p><text:s text:c="19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0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formula="of:=REPT(&quot; &quot;; [.F253])">
            <text:p/>
          </table:table-cell>
          <table:table-cell table:formula="of:=IF([.M25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0]-[.E255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3" calcext:value-type="float">
            <text:p>23</text:p>
          </table:table-cell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                 " calcext:value-type="string">
            <text:p><text:s text:c="22"/></text:p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0]-[.E256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7" calcext:value-type="float">
            <text:p>27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" calcext:value-type="string">
            <text:p><text:s text:c="14"/></text:p>
          </table:table-cell>
          <table:table-cell table:formula="of:=IF([.M256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0]; TEXT([.L44];&quot;#,##0.0%&quot;))" office:value-type="string" office:string-value="58.5% =&gt; 585.0%" calcext:value-type="string">
            <text:p>58.5% =&gt; 58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0]-[.E257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4" calcext:value-type="float">
            <text:p>24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M25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0]-[.E258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1" calcext:value-type="float">
            <text:p>21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 " calcext:value-type="string">
            <text:p><text:s text:c="21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0]-[.E259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27" calcext:value-type="float">
            <text:p>27</text:p>
          </table:table-cell>
          <table:table-cell table:style-name="ce21" table:formula="of:=IF([.I259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59])" office:value-type="string" office:string-value="           " calcext:value-type="string">
            <text:p><text:s text:c="11"/></text:p>
          </table:table-cell>
          <table:table-cell table:style-name="ce21" table:formula="of:=IF([.M259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0]; TEXT([.L47];&quot;#,##0.0%&quot;))" office:value-type="string" office:string-value="48.5% =&gt; 533.5%" calcext:value-type="string">
            <text:p>48.5% =&gt; 533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0]; TEXT([.AM47];&quot;#,##0.0%&quot;))" office:value-type="string" office:string-value="11.7% =&gt; 128.7%" calcext:value-type="string">
            <text:p>11.7% =&gt; 128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0]; TEXT([.AJ47];&quot;#,##0.0%&quot;))" office:value-type="string" office:string-value="5.0% =&gt; 128.7%" calcext:value-type="string">
            <text:p>5.0% =&gt; 128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0]; TEXT([.AY47];&quot;#,##0.0%&quot;))" office:value-type="string" office:string-value="9.7% =&gt; 106.7%" calcext:value-type="string">
            <text:p>9.7% =&gt; 106.7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59]);&quot;#.00%&quot;); [.$M$230]; TEXT((0.5%+0.05%*[.I259])*[.J47];&quot;#.00%&quot;))" office:value-type="string" office:string-value="1.85% =&gt; 20.35%" calcext:value-type="string">
            <text:p>1.85% =&gt; 20.35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0]-[.E260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5" calcext:value-type="float">
            <text:p>5</text:p>
          </table:table-cell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     " calcext:value-type="string">
            <text:p><text:s text:c="16"/></text:p>
          </table:table-cell>
          <table:table-cell table:formula="of:=IF([.M26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5 - The Faen Valkyrie" calcext:value-type="string">
            <text:p>Class 3: 46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202.3]" calcext:value-type="string">
            <text:p>Str: <text:s/>545 <text:s/>[8,202.3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4,832.5]" calcext:value-type="string">
            <text:p>Int: 1650 [24,832.5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693.5%" calcext:value-type="string">
            <text:p>Resilience: 4,693.5%</text:p>
          </table:table-cell>
        </table:table-row>
        <table:table-row table:style-name="ro1">
          <table:table-cell table:formula="of:=[$Calculations.A18]" office:value-type="string" office:string-value="Speed+:     2,011.0%" calcext:value-type="string">
            <text:p>Speed+: <text:s text:c="4"/>2,011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5,552" calcext:value-type="string">
            <text:p>Health: <text:s text:c="2"/>35,552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09.0] [326.0 seconds]" calcext:value-type="string">
            <text:p>hp/sec: <text:s text:c="2"/>0.31% [109.0] [326.0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1] [248.8 seconds]" calcext:value-type="string">
            <text:p>w/Med: <text:s text:c="3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18%     [hp x  56.18]" calcext:value-type="string">
            <text:p>Mitigation: <text:s text:c="6"/>98.218% <text:s text:c="4"/>[hp x <text:s/>56.18]</text:p>
          </table:table-cell>
        </table:table-row>
        <table:table-row table:style-name="ro1">
          <table:table-cell table:formula="of:=[$Calculations.A32]" office:value-type="string" office:string-value="Effective Health: 1,974,327.0 [hp x 116.12]" calcext:value-type="string">
            <text:p>Effective Health: 1,974,327.0 [hp x 116.1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2  Sentinel Reconstruction [E]     x4 " calcext:value-type="string">
            <text:p>3-2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1  Azarinth Awakening [E]         x10 [70.5% =&gt; 705.0% Resilience, Speed, Intelligence and Strength]" calcext:value-type="string">
            <text:p>3-1 <text:s/>Azarinth Awakening [E] <text:s text:c="8"/>x10 [70.5% =&gt; 705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1  Transfer [E]                    x1 " calcext:value-type="string">
            <text:p>3-1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2  Sentinel Core [E]              x13 [41.0% =&gt; 533.0% Durability, 121.0% =&gt; 1,573.0% Health Regen, 25.0% =&gt; 325.0% Magic Resistance]" calcext:value-type="string">
            <text:p>3-2 <text:s/>Sentinel Core [E] <text:s text:c="13"/>x13 [41.0% =&gt; 533.0% Durability, 121.0% =&gt; 1,573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1  Authority of Ash and Ember [E]  x3 " calcext:value-type="string">
            <text:p>3-1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2  Ashen Wings [E]                x12 " calcext:value-type="string">
            <text:p>3-2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1  Avatar of Ash [E]              x12 [50.5% =&gt; 606.0% Reflexes and Speed]" calcext:value-type="string">
            <text:p>3-1 <text:s/>Avatar of Ash [E] <text:s text:c="13"/>x12 [50.5% =&gt; 606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23 Phaseshift                      x2 " calcext:value-type="string">
            <text:p>3-23 Phaseshift <text:s text:c="21"/>x2 </text:p>
          </table:table-cell>
        </table:table-row>
        <table:table-row table:style-name="ro1">
          <table:table-cell table:formula="of:=[$Calculations.A60]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</table:table-row>
        <table:table-row table:style-name="ro1">
          <table:table-cell table:formula="of:=[$Calculations.A61]" office:value-type="string" office:string-value="3-24 Displacement                    x2 " calcext:value-type="string">
            <text:p>3-24 Displacement <text:s text:c="19"/>x2 </text:p>
          </table:table-cell>
        </table:table-row>
        <table:table-row table:style-name="ro1">
          <table:table-cell table:formula="of:=[$Calculations.A62]" office:value-type="string" office:string-value="3-21 Space Shift                     x2 " calcext:value-type="string">
            <text:p>3-21 Space Shift <text:s text:c="20"/>x2 </text:p>
          </table:table-cell>
        </table:table-row>
        <table:table-row table:style-name="ro1">
          <table:table-cell table:formula="of:=[$Calculations.A63]" office:value-type="string" office:string-value="3-27 Body of the Valkyrie           x11 [48.5% =&gt; 533.5% Resilience, 11.7% =&gt; 128.7% Physical Resistance, 5.0% =&gt; 128.7% Magic Resistance, 9.7% =&gt; 106.7% Health, 1.85% =&gt; 20.35%/minute]" calcext:value-type="string">
            <text:p>3-27 Body of the Valkyrie <text:s text:c="10"/>x11 [48.5% =&gt; 533.5% Resilience, 11.7% =&gt; 128.7% Physical Resistance, 5.0% =&gt; 128.7% Magic Resistance, 9.7% =&gt; 106.7% Health, 1.85% =&gt; 20.35%/minute]</text:p>
          </table:table-cell>
        </table:table-row>
        <table:table-row table:style-name="ro1">
          <table:table-cell table:formula="of:=[$Calculations.A64]" office:value-type="string" office:string-value="3-5  Space Awareness                x10 " calcext:value-type="string">
            <text:p>3-5 <text:s/>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70]" office:value-type="string" office:string-value="3-12 Deviant of Humanity" calcext:value-type="string">
            <text:p>3-12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6  Gourmet" calcext:value-type="string">
            <text:p>1-6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9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7  Oxygen Repository" calcext:value-type="string">
            <text:p>2-7 <text:s/>Oxygen Repository</text:p>
          </table:table-cell>
        </table:table-row>
        <table:table-row table:style-name="ro1">
          <table:table-cell table:formula="of:=[$Calculations.A83]" office:value-type="string" office:string-value="2-8  Sage of Torment" calcext:value-type="string">
            <text:p>2-8 <text:s/>Sage of Torment</text:p>
          </table:table-cell>
        </table:table-row>
        <table:table-row table:style-name="ro1">
          <table:table-cell table:formula="of:=[$Calculations.A84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6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7]" office:value-type="string" office:string-value="3-22 Veteran" calcext:value-type="string">
            <text:p>3-22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92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5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2   [52% - 84%] Earth Resistance" calcext:value-type="string">
            <text:p>3-2 <text:s text:c="2"/>[52% - 84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2  [72% - 95%] Heat Resistance" calcext:value-type="string">
            <text:p>3-22 <text:s/>[72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5   [55% - 90%] Lava Magic Resistance" calcext:value-type="string">
            <text:p>3-5 <text:s text:c="2"/>[55% - 90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3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4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5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6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7]" office:value-type="string" office:string-value="3-6   [56% - 92%] Space Magic Resistance" calcext:value-type="string">
            <text:p>3-6 <text:s text:c="2"/>[56% - 92%] Space Magic Resistance</text:p>
          </table:table-cell>
        </table:table-row>
        <table:table-row table:style-name="ro1">
          <table:table-cell table:formula="of:=[$Calculations.A138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0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1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2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3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44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5]" office:value-type="string" office:string-value="3-9   [59% - 95%] Wind Resistance" calcext:value-type="string">
            <text:p>3-9 <text:s text:c="2"/>[59% - 95%] Wind Resistance</text:p>
          </table:table-cell>
        </table:table-row>
        <table:table-row table:style-name="ro1">
          <table:table-cell table:formula="of:=[$Calculations.A146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8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9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50]" office:value-type="string" office:string-value="17 3rd tier" calcext:value-type="string">
            <text:p>17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8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59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0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0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Muscles are (255% + 240% + 60% = 555%) more dense - Avatar of Ash [E] 2nd" calcext:value-type="string">
            <text:p><text:s text:c="8"/>Muscles are (255% + 240% + 60% = 555%) more dense - Avatar of Ash [E] 2nd</text:p>
          </table:table-cell>
        </table:table-row>
        <table:table-row table:style-name="ro1">
          <table:table-cell table:formula="of:=[$Calculations.A162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5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6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7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8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69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0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1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3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4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5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6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7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8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9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1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2]" office:value-type="string" office:string-value="                [555%] more dense." calcext:value-type="string">
            <text:p><text:s text:c="16"/>[555%] more dense.</text:p>
          </table:table-cell>
        </table:table-row>
        <table:table-row table:style-name="ro1">
          <table:table-cell table:formula="of:=[$Calculations.A183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4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6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8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0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0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2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00:04:18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01:27:28.861000000</dc:date>
    <meta:generator>LibreOffice/7.0.5.2$Windows_X86_64 LibreOffice_project/64390860c6cd0aca4beafafcfd84613dd9dfb63a</meta:generator>
    <meta:editing-duration>PT22H10M1S</meta:editing-duration>
    <meta:editing-cycles>153</meta:editing-cycles>
    <meta:document-statistic meta:table-count="2" meta:cell-count="2177" meta:object-count="0"/>
    <meta:user-defined meta:name="AppVersion">16.0300</meta:user-defined>
  </office:meta>
</office:document-meta>
</file>